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fit-to-size="true"/>
    </style:style>
    <style:style style:name="gr2" style:family="graphic" style:parent-style-name="standard">
      <style:graphic-properties draw:textarea-horizontal-align="center" draw:textarea-vertical-align="middle" draw:fit-to-size="false"/>
    </style:style>
    <style:style style:name="gr3" style:family="graphic" style:parent-style-name="standard">
      <style:graphic-properties draw:textarea-horizontal-align="center" draw:textarea-vertical-align="middle" draw:fit-to-size="false" draw:fit-to-contour="false" fo:padding-top="0cm" fo:padding-bottom="0cm" fo:padding-left="0cm" fo:padding-r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254cm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66pt" style:font-size-asian="66pt" style:font-size-complex="66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1.905cm" svg:height="1.905cm" svg:x="6.983cm" svg:y="7.985cm">
          <text:p text:style-name="P1">D</text:p>
        </draw:rect>
        <draw:rect draw:style-name="gr1" draw:text-style-name="P1" draw:id="id7" draw:layer="layout" svg:width="1.905cm" svg:height="1.905cm" svg:x="17.143cm" svg:y="7.985cm">
          <text:p text:style-name="P1">D</text:p>
        </draw:rect>
        <draw:rect draw:style-name="gr1" draw:text-style-name="P1" draw:id="id5" draw:layer="layout" svg:width="1.905cm" svg:height="1.905cm" svg:x="12.063cm" svg:y="7.985cm">
          <text:p text:style-name="P1">D</text:p>
        </draw:rect>
        <draw:circle draw:style-name="gr2" draw:text-style-name="P2" draw:id="id2" draw:layer="layout" svg:width="1.905cm" svg:height="1.905cm" svg:x="4.443cm" svg:y="7.985cm">
          <text:p text:style-name="P2"><text:span text:style-name="T1">X</text:span></text:p>
        </draw:circle>
        <draw:circle draw:style-name="gr3" draw:text-style-name="P3" draw:id="id4" draw:layer="layout" svg:width="1.905cm" svg:height="1.905cm" svg:x="9.523cm" svg:y="7.985cm">
          <text:p text:style-name="P3"><text:span text:style-name="T2">+</text:span></text:p>
        </draw:circle>
        <draw:circle draw:style-name="gr2" draw:text-style-name="P2" draw:id="id9" draw:layer="layout" svg:width="1.905cm" svg:height="1.905cm" svg:x="9.523cm" svg:y="11.16cm">
          <text:p text:style-name="P2"><text:span text:style-name="T1">X</text:span></text:p>
        </draw:circle>
        <draw:circle draw:style-name="gr2" draw:text-style-name="P2" draw:id="id10" draw:layer="layout" svg:width="1.905cm" svg:height="1.905cm" svg:x="14.603cm" svg:y="11.16cm">
          <text:p text:style-name="P2"><text:span text:style-name="T1">X</text:span></text:p>
        </draw:circle>
        <draw:circle draw:style-name="gr3" draw:text-style-name="P3" draw:id="id6" draw:layer="layout" svg:width="1.905cm" svg:height="1.905cm" svg:x="14.603cm" svg:y="7.985cm">
          <text:p text:style-name="P3"><text:span text:style-name="T2">+</text:span></text:p>
        </draw:circle>
        <draw:custom-shape draw:style-name="gr4" draw:text-style-name="P4" draw:id="id1" draw:layer="layout" svg:width="2.54cm" svg:height="1.905cm" svg:x="1.268cm" svg:y="7.985cm">
          <text:p text:style-name="P4"><text:span text:style-name="T3">X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id="id16" draw:layer="layout" svg:width="2.54cm" svg:height="1.905cm" svg:x="23.86cm" svg:y="7.985cm">
          <text:p text:style-name="P4"><text:span text:style-name="T3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808cm" svg:y1="8.937cm" svg:x2="4.443cm" svg:y2="8.937cm" draw:start-shape="id1" draw:start-glue-point="7" draw:end-shape="id2" draw:end-glue-point="3" svg:d="m3808 8937h635">
          <text:p/>
        </draw:connector>
        <draw:connector draw:style-name="gr5" draw:text-style-name="P1" draw:layer="layout" svg:x1="6.348cm" svg:y1="8.937cm" svg:x2="6.983cm" svg:y2="8.937cm" draw:start-shape="id2" draw:start-glue-point="1" draw:end-shape="id3" draw:end-glue-point="3" svg:d="m6348 8937h635">
          <text:p/>
        </draw:connector>
        <draw:connector draw:style-name="gr5" draw:text-style-name="P1" draw:layer="layout" svg:x1="8.888cm" svg:y1="8.937cm" svg:x2="9.523cm" svg:y2="8.937cm" draw:start-shape="id3" draw:start-glue-point="1" draw:end-shape="id4" draw:end-glue-point="3" svg:d="m8888 8937h635">
          <text:p/>
        </draw:connector>
        <draw:connector draw:style-name="gr5" draw:text-style-name="P1" draw:layer="layout" svg:x1="11.428cm" svg:y1="8.937cm" svg:x2="12.063cm" svg:y2="8.937cm" draw:start-shape="id4" draw:start-glue-point="1" draw:end-shape="id5" draw:end-glue-point="3" svg:d="m11428 8937h635">
          <text:p/>
        </draw:connector>
        <draw:connector draw:style-name="gr5" draw:text-style-name="P1" draw:layer="layout" svg:x1="13.968cm" svg:y1="8.937cm" svg:x2="14.603cm" svg:y2="8.937cm" draw:start-shape="id5" draw:start-glue-point="1" draw:end-shape="id6" draw:end-glue-point="3" svg:d="m13968 8937h635">
          <text:p/>
        </draw:connector>
        <draw:connector draw:style-name="gr5" draw:text-style-name="P1" draw:layer="layout" svg:x1="16.508cm" svg:y1="8.937cm" svg:x2="17.143cm" svg:y2="8.937cm" draw:start-shape="id6" draw:start-glue-point="1" draw:end-shape="id7" draw:end-glue-point="3" svg:d="m16508 8937h635">
          <text:p/>
        </draw:connector>
        <draw:connector draw:style-name="gr5" draw:text-style-name="P1" draw:id="id11" draw:layer="layout" draw:line-skew="1.405cm" svg:x1="23.542cm" svg:y1="8.937cm" svg:x2="10.475cm" svg:y2="13.065cm" draw:start-shape="id8" draw:start-glue-point="0" draw:end-shape="id9" draw:end-glue-point="2" svg:d="m23542 8937v6033h-13067v-1905">
          <text:p/>
        </draw:connector>
        <draw:connector draw:style-name="gr5" draw:text-style-name="P1" draw:layer="layout" draw:line-skew="-0.754cm" svg:x1="15.555cm" svg:y1="13.065cm" svg:x2="17.008cm" svg:y2="14.97cm" draw:start-shape="id10" draw:start-glue-point="2" draw:end-shape="id11" draw:end-glue-point="0" svg:d="m15555 13065v1905h1453v0">
          <text:p/>
        </draw:connector>
        <draw:connector draw:style-name="gr5" draw:text-style-name="P1" draw:layer="layout" svg:x1="10.475cm" svg:y1="11.16cm" svg:x2="10.475cm" svg:y2="9.89cm" draw:start-shape="id9" draw:start-glue-point="0" draw:end-shape="id4" draw:end-glue-point="2" svg:d="m10475 11160v-1270">
          <text:p/>
        </draw:connector>
        <draw:connector draw:style-name="gr5" draw:text-style-name="P1" draw:layer="layout" svg:x1="15.555cm" svg:y1="11.16cm" svg:x2="15.555cm" svg:y2="9.89cm" draw:start-shape="id10" draw:start-glue-point="0" draw:end-shape="id6" draw:end-glue-point="2" svg:d="m15555 11160v-1270">
          <text:p/>
        </draw:connector>
        <draw:custom-shape draw:style-name="gr4" draw:text-style-name="P4" draw:id="id14" draw:layer="layout" svg:width="1.905cm" svg:height="1.905cm" svg:x="4.443cm" svg:y="5.445cm">
          <text:p text:style-name="P4"><text:span text:style-name="T3">a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12" draw:layer="layout" svg:width="1.905cm" svg:height="1.905cm" svg:x="6.983cm" svg:y="11.16cm">
          <text:p text:style-name="P4"><text:span text:style-name="T3">b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id="id13" draw:layer="layout" svg:width="1.905cm" svg:height="1.905cm" svg:x="12.063cm" svg:y="11.16cm">
          <text:p text:style-name="P4"><text:span text:style-name="T3">b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svg:x1="8.888cm" svg:y1="12.112cm" svg:x2="9.523cm" svg:y2="12.112cm" draw:start-shape="id12" draw:start-glue-point="7" draw:end-shape="id9" draw:end-glue-point="3" svg:d="m8888 12112h635">
          <text:p/>
        </draw:connector>
        <draw:connector draw:style-name="gr6" draw:text-style-name="P1" draw:layer="layout" svg:x1="13.968cm" svg:y1="12.112cm" svg:x2="14.603cm" svg:y2="12.112cm" draw:start-shape="id13" draw:start-glue-point="7" draw:end-shape="id10" draw:end-glue-point="3" svg:d="m13968 12112h635">
          <text:p/>
        </draw:connector>
        <draw:connector draw:style-name="gr5" draw:text-style-name="P1" draw:layer="layout" svg:x1="5.395cm" svg:y1="7.35cm" svg:x2="5.395cm" svg:y2="7.985cm" draw:start-shape="id14" draw:start-glue-point="6" draw:end-shape="id2" draw:end-glue-point="0" svg:d="m5395 7350v635">
          <text:p/>
        </draw:connector>
        <draw:rect draw:style-name="gr2" draw:text-style-name="P1" draw:id="id15" draw:layer="layout" svg:width="3.175cm" svg:height="1.905cm" svg:x="20.05cm" svg:y="7.985cm">
          <text:p text:style-name="P1">Rounding</text:p>
          <text:p text:style-name="P1">Truncation</text:p>
        </draw:rect>
        <draw:connector draw:style-name="gr5" draw:text-style-name="P1" draw:layer="layout" svg:x1="20.05cm" svg:y1="8.937cm" svg:x2="19.048cm" svg:y2="8.937cm" draw:start-shape="id15" draw:start-glue-point="3" draw:end-shape="id7" draw:end-glue-point="1" svg:d="m20050 8937h-1002">
          <text:p/>
        </draw:connector>
        <draw:connector draw:style-name="gr5" draw:text-style-name="P1" draw:id="id8" draw:layer="layout" svg:x1="23.86cm" svg:y1="8.937cm" svg:x2="23.225cm" svg:y2="8.937cm" draw:start-shape="id16" draw:start-glue-point="5" draw:end-shape="id15" draw:end-glue-point="1" svg:d="m23860 8937h-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ew Morgan</meta:initial-creator>
    <meta:creation-date>2009-05-03T13:07:25.37</meta:creation-date>
    <dc:date>2009-05-03T15:02:41.59</dc:date>
    <dc:creator>Matthew Morgan</dc:creator>
    <meta:editing-duration>PT01H40M04S</meta:editing-duration>
    <meta:editing-cycles>4</meta:editing-cycles>
    <meta:generator>OpenOffice.org/3.0$Win32 OpenOffice.org_project/300m9$Build-9358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